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0FE000000D3FFCEC758F936DC96.png" manifest:media-type="image/png"/>
  <manifest:file-entry manifest:full-path="Pictures/10000000000000C8000000B993523972E99AF85E.jpg" manifest:media-type="image/jpe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veat" svg:font-family="Caveat" style:font-family-generic="roman" style:font-pitch="variable"/>
    <style:font-face style:name="Lobster" svg:font-family="Lobster" style:font-family-generic="roman" style:font-pitch="variable"/>
    <style:font-face style:name="Roboto" svg:font-family="Roboto" style:font-family-generic="roman" style:font-pitch="variable"/>
    <style:font-face style:name="Roboto Light" svg:font-family="'Roboto Light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veat1" svg:font-family="Caveat" style:font-family-generic="system" style:font-pitch="variable"/>
    <style:font-face style:name="Linux Libertine G" svg:font-family="'Linux Libertine G'" style:font-family-generic="system" style:font-pitch="variable"/>
    <style:font-face style:name="Lobster1" svg:font-family="Lobster" style:font-family-generic="system" style:font-pitch="variable"/>
    <style:font-face style:name="Roboto1" svg:font-family="Roboto" style:font-family-generic="system" style:font-pitch="variable"/>
    <style:font-face style:name="Roboto Light1" svg:font-family="'Roboto Light'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 fo:orphans="0" fo:widows="0"/>
      <style:text-properties style:font-name="Roboto" style:font-name-asian="Roboto1" style:font-name-complex="Roboto1"/>
    </style:style>
    <style:style style:name="P2" style:family="paragraph" style:parent-style-name="Standard">
      <style:text-properties style:font-name="Lobster" style:font-name-asian="Lobster1" style:font-name-complex="Lobster1"/>
    </style:style>
    <style:style style:name="P3" style:family="paragraph" style:parent-style-name="Standard">
      <style:paragraph-properties fo:break-before="auto" fo:break-after="auto"/>
    </style:style>
    <style:style style:name="P4" style:family="paragraph" style:parent-style-name="Standard" style:list-style-name="WWNum3">
      <style:paragraph-properties fo:margin-left="0.5in" fo:margin-right="0.0016in" fo:margin-top="0in" fo:margin-bottom="0in" loext:contextual-spacing="false" fo:line-height="104%" fo:text-align="justify" style:justify-single-word="false" fo:text-indent="-0.25in" style:auto-text-indent="false"/>
    </style:style>
    <style:style style:name="P5" style:family="paragraph" style:parent-style-name="Standard" style:list-style-name="WWNum3">
      <style:paragraph-properties fo:margin-left="0.5in" fo:margin-right="0.0016in" fo:margin-top="0in" fo:margin-bottom="0.0783in" loext:contextual-spacing="false" fo:line-height="104%" fo:text-align="justify" style:justify-single-word="false" fo:text-indent="-0.25in" style:auto-text-indent="false"/>
    </style:style>
    <style:style style:name="P6" style:family="paragraph" style:parent-style-name="Standard" style:list-style-name="WWNum1">
      <style:paragraph-properties fo:margin-left="0.5in" fo:margin-right="0in" fo:text-indent="-0.25in" style:auto-text-indent="false" fo:break-before="auto" fo:break-after="auto"/>
    </style:style>
    <style:style style:name="P7" style:family="paragraph" style:parent-style-name="Standard" style:list-style-name="WWNum2">
      <style:paragraph-properties fo:margin-left="0.5in" fo:margin-right="0in" fo:text-indent="-0.25in" style:auto-text-indent="false" fo:break-before="auto" fo:break-after="auto"/>
    </style:style>
    <style:style style:name="P8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9" style:family="paragraph" style:parent-style-name="Standard">
      <style:paragraph-properties fo:margin-left="0in" fo:margin-right="0in" fo:text-indent="0in" style:auto-text-indent="false" fo:break-before="auto" fo:break-after="auto"/>
    </style:style>
    <style:style style:name="P10" style:family="paragraph" style:parent-style-name="Standard">
      <style:paragraph-properties fo:margin-left="0in" fo:margin-right="0in" fo:text-indent="0in" style:auto-text-indent="false"/>
    </style:style>
    <style:style style:name="P11" style:family="paragraph" style:parent-style-name="Standard">
      <style:paragraph-properties fo:margin-left="0.5in" fo:margin-right="0in" fo:text-indent="0in" style:auto-text-indent="false"/>
    </style:style>
    <style:style style:name="P12" style:family="paragraph" style:parent-style-name="Standard">
      <style:paragraph-properties fo:margin-left="0.0984in" fo:margin-right="0.0236in" fo:line-height="108%" fo:text-align="justify" style:justify-single-word="false" fo:text-indent="0in" style:auto-text-indent="false"/>
    </style:style>
    <style:style style:name="P13" style:family="paragraph" style:parent-style-name="Standard">
      <style:paragraph-properties fo:margin-left="0.0984in" fo:margin-right="0in" fo:line-height="108%" fo:text-indent="0in" style:auto-text-indent="false"/>
    </style:style>
    <style:style style:name="P14" style:family="paragraph" style:parent-style-name="Standard">
      <style:paragraph-properties fo:margin-left="0.0984in" fo:margin-right="0in" fo:line-height="108%" fo:text-align="justify" style:justify-single-word="false" fo:text-indent="0in" style:auto-text-indent="false"/>
    </style:style>
    <style:style style:name="P15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style:font-name="Roboto" fo:font-size="9pt" style:font-name-asian="Roboto1" style:font-size-asian="9pt" style:font-name-complex="Roboto1" style:font-size-complex="9pt"/>
    </style:style>
    <style:style style:name="P16" style:family="paragraph" style:parent-style-name="Standard">
      <style:paragraph-properties fo:margin-left="0.0591in" fo:margin-right="0.0016in" fo:margin-top="0in" fo:margin-bottom="0.0783in" loext:contextual-spacing="false" fo:line-height="104%" fo:text-align="justify" style:justify-single-word="false" fo:text-indent="-0.0071in" style:auto-text-indent="false"/>
      <style:text-properties style:font-name="Verdana" fo:font-size="10pt" style:font-name-asian="Verdana1" style:font-size-asian="10pt" style:font-name-complex="Verdana1" style:font-size-complex="10pt"/>
    </style:style>
    <style:style style:name="P17" style:family="paragraph" style:parent-style-name="Standard" style:master-page-name="Standard">
      <style:paragraph-properties fo:text-align="center" style:justify-single-word="false" style:page-number="1" fo:break-before="auto" fo:break-after="auto"/>
    </style:style>
    <style:style style:name="T1" style:family="text">
      <style:text-properties style:font-name="Caveat" fo:font-size="24pt" fo:font-weight="bold" style:font-name-asian="Caveat1" style:font-size-asian="24pt" style:font-weight-asian="bold" style:font-name-complex="Caveat1" style:font-size-complex="24pt"/>
    </style:style>
    <style:style style:name="T2" style:family="text">
      <style:text-properties fo:font-weight="bold" style:font-weight-asian="bold"/>
    </style:style>
    <style:style style:name="T3" style:family="text">
      <style:text-properties style:font-name="Roboto Light" style:font-name-asian="Roboto Light1" style:font-name-complex="Roboto Light1"/>
    </style:style>
    <style:style style:name="T4" style:family="text">
      <style:text-properties style:font-name="Roboto Light" style:text-underline-style="none" style:font-name-asian="Roboto Light1" style:font-name-complex="Roboto Light1"/>
    </style:style>
    <style:style style:name="T5" style:family="text">
      <style:text-properties style:text-underline-style="none"/>
    </style:style>
    <style:style style:name="T6" style:family="text">
      <style:text-properties style:font-name="Roboto" fo:font-size="12pt" style:font-name-asian="Roboto1" style:font-size-asian="12pt" style:font-name-complex="Roboto1" style:font-size-complex="12pt"/>
    </style:style>
    <style:style style:name="T7" style:family="text">
      <style:text-properties style:font-name="Roboto" fo:font-size="10pt" style:font-name-asian="Roboto1" style:font-size-asian="10pt" style:font-name-complex="Roboto1" style:font-size-complex="10pt"/>
    </style:style>
    <style:style style:name="T8" style:family="text">
      <style:text-properties style:font-name="Roboto" fo:font-size="9pt" style:font-name-asian="Roboto1" style:font-size-asian="9pt" style:font-name-complex="Roboto1" style:font-size-complex="9pt"/>
    </style:style>
    <style:style style:name="T9" style:family="text">
      <style:text-properties style:font-name="Roboto" style:font-name-asian="Roboto1" style:font-name-complex="Roboto1"/>
    </style:style>
    <style:style style:name="T10" style:family="tex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fr1" style:family="graphic" style:parent-style-name="Graphics">
      <style:graphic-properties fo:margin-left="0.1252in" fo:margin-right="0.1252in" fo:margin-top="0in" fo:margin-bottom="0in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text:span text:style-name="T1">Examen Desarrollo Entorno Servidor-- Unidad 3, 4 y 5</text:span></text:p>
      <text:p text:style-name="P3"/>
      <text:p text:style-name="Standard">Al igual que en la práctica, es de obligado cumplimiento:</text:p>
      <text:p text:style-name="Standard"/>
      <text:list xml:id="list1699088299" text:style-name="WWNum3">
        <text:list-item>
          <text:p text:style-name="P4"><text:span text:style-name="T3">Jamás se utilizarán variables directamente en las query, siempre se utilizará preparedStatements.</text:span></text:p>
        </text:list-item>
        <text:list-item>
          <text:p text:style-name="P4"><text:span text:style-name="T3">Los datos de conexión estarán separados del código php</text:span></text:p>
        </text:list-item>
        <text:list-item>
          <text:p text:style-name="P4"><text:span text:style-name="T3">La estética de la web utilizará elementos de Bootstrap (no obligatorio, sólo recomendado, pero cuenta nota)</text:span></text:p>
        </text:list-item>
        <text:list-item>
          <text:p text:style-name="P4"><text:span text:style-name="T3">Se utilizará el lenguaje de programación php para la generación de código html dinámico (obviamente).</text:span></text:p>
        </text:list-item>
        <text:list-item>
          <text:p text:style-name="P5"><text:span text:style-name="T3">Separar el código utilizando el modelo vista controlador. Sí el código no está separado correctamente se repetirá el examen en recuperación. Desde la vista jamás se accederán a las funciones del modelo directamente, sino al controlador. El código irá separado en carpetas model, view y controller</text:span></text:p>
        </text:list-item>
        <text:list-item>
          <text:p text:style-name="P5"><text:span text:style-name="T3">No se permite ninguna librería externa ni añadido.</text:span></text:p>
        </text:list-item>
        <text:list-item>
          <text:p text:style-name="P5"><text:span text:style-name="T3">No se pueden crear más ficheros de los especificados ni más funciones, a menos que el profesor lo especifique en el examen.</text:span></text:p>
        </text:list-item>
        <text:list-item>
          <text:p text:style-name="P5"><text:span text:style-name="T3">El código debe de estar correctamente comentado y ser legible, la eficiencia se tiene en cuenta</text:span></text:p>
        </text:list-item>
      </text:list>
      <text:p text:style-name="P3"/>
      <text:p text:style-name="P3"><text:span text:style-name="T2">BASE DE DATOS (1,25 puntos)</text:span></text:p>
      <text:p text:style-name="P3"/>
      <text:p text:style-name="P3">Dado el modelo suministrado, crear la base de datos e insertar al menos 5 citas, 8 lugares y sus respectivos 10 usuarios y 10 reviews, tened en cuenta que hay que introducir los datos en el orden adecuado, metiendo siempre primero las entidades que no dependan de otras.</text:p>
      <text:p text:style-name="P3"/>
      <text:p text:style-name="P3"><text:span text:style-name="T2">MODELO (3,25 puntos)</text:span></text:p>
      <text:p text:style-name="P3"/>
      <text:p text:style-name="P3">Crear los ficheros lugar_model.php, usuario_model.php, review_model.php y cita_model.php dentro de la carpeta model. Deberán contener las clases respectivas que accedan a BD para gestionar los datos de dichas entidades, en particular, las siguientes funciones:</text:p>
      <text:p text:style-name="P3"/>
      <text:list xml:id="list3250078640" text:style-name="WWNum1">
        <text:list-item>
          <text:p text:style-name="P6">borrarCita(con, idCita) elimina de bd la cita cuyo id coincida con el introducido.Devuelve 1 si la borro y -1 si hubo un fallo o no la borro.En cita_model</text:p>
        </text:list-item>
      </text:list>
      <text:list xml:id="list966492523" text:style-name="WWNum2">
        <text:list-item>
          <text:p text:style-name="P7">getLugares(conexion) devuelve un array con todos los Lugares.Dentro de la clase lugar_model</text:p>
        </text:list-item>
        <text:list-item>
          <text:p text:style-name="P7">getUsuarios(conexion) devuelve un array de todos los usuarios. Dentro de la clase usuario_model.</text:p>
        </text:list-item>
      </text:list>
      <text:p text:style-name="P9"/>
      <text:list xml:id="list4247596257308" text:continue-numbering="true" text:style-name="WWNum2">
        <text:list-item>
          <text:p text:style-name="P7">getCitas(conexion) Devuelve un array con todas las citas. Dentro de la clase cita_model.</text:p>
        </text:list-item>
        <text:list-item>
          <text:p text:style-name="P8">getCitasLocalidad(conexion, idLugar) recibe el identificador del lugar y devuelve los datos de todas las citas de dicho lugar (se valorará que saque los nombres de los usuarios en lugar de los id 0.5) . En cita_model</text:p>
        </text:list-item>
        <text:list-item>
          <text:p text:style-name="P8">getReview(con,idReview) recibe el identificador de review y devuelve todos los datos de la review con dicha id.</text:p>
        </text:list-item>
      </text:list>
      <text:p text:style-name="P11"/>
      <text:p text:style-name="Standard"/>
      <text:p text:style-name="P10"><text:span text:style-name="T2">CONTROLADOR Y VISTA </text:span></text:p>
      <text:p text:style-name="P10"/>
      <text:p text:style-name="P10"><text:span text:style-name="T2">LISTADO (2 puntos)</text:span></text:p>
      <text:p text:style-name="P10"/>
      <text:p text:style-name="P10">Crear los ficheros lista_citas_controller.php en controller y mostrar_citas_view.php en view.</text:p>
      <text:p text:style-name="P10"/>
      <text:p text:style-name="P10">Cuando se cargue el fichero controlador, este cargará los lugares y redireccionará a la vista, la cual mostrará en un desplegable (SELECT).</text:p>
      <text:p text:style-name="P10"/>
      <text:p text:style-name="P10">Al seleccionar un lugar y pulsar un botón (a elección), se volverá a llamar al controlador, el cual cargará todas las citas que pertenezcan a dicho país/provincia y volverá a cargar la vista mostrando un listado de dichas direcciones. </text:p>
      <text:p text:style-name="P10"/>
      <text:p text:style-name="P10">En la vista además del listado, seguirá viéndose el select de lugares.</text:p>
      <text:p text:style-name="P10"/>
      <text:p text:style-name="P10"><text:span text:style-name="T2">BORRADO(2 puntos)</text:span></text:p>
      <text:p text:style-name="P10"/>
      <text:p text:style-name="P10">En cada cita, al final habrá un checkbox que se podrá marcar o no, y abajo del listado un botón con la leyenda “Borrar Citas”.</text:p>
      <text:p text:style-name="P10"/>
      <text:p text:style-name="P10">Cuando se pulse dicho botón, deberá eliminar las citas cuyo checkbox está marcado. El botón llamará a un controlador denominado borrar_citas_controller.php el cual borrará las citas y cargará el último listado de citas de nuevo.</text:p>
      <text:p text:style-name="P10"/>
      <text:p text:style-name="P10"><text:span text:style-name="T2">REVIEWS (1,5 PUNTOS)</text:span></text:p>
      <text:p text:style-name="P10"/>
      <text:p text:style-name="P10">En el listado de citas, al pulsar sobre el nombre de la cita, nos enviará al controlador cargar_review_controller.php, el cual cargará las reviews de los dos usuarios que participan en la cita y se lo mandara a la vista mostrar_review_view.php la cual mostrará la descripción, la puntuación y el idUsuario de ambos participantes.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veat" svg:font-family="Caveat" style:font-family-generic="roman" style:font-pitch="variable"/>
    <style:font-face style:name="Lobster" svg:font-family="Lobster" style:font-family-generic="roman" style:font-pitch="variable"/>
    <style:font-face style:name="Roboto" svg:font-family="Roboto" style:font-family-generic="roman" style:font-pitch="variable"/>
    <style:font-face style:name="Roboto Light" svg:font-family="'Roboto Light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veat1" svg:font-family="Caveat" style:font-family-generic="system" style:font-pitch="variable"/>
    <style:font-face style:name="Linux Libertine G" svg:font-family="'Linux Libertine G'" style:font-family-generic="system" style:font-pitch="variable"/>
    <style:font-face style:name="Lobster1" svg:font-family="Lobster" style:font-family-generic="system" style:font-pitch="variable"/>
    <style:font-face style:name="Roboto1" svg:font-family="Roboto" style:font-family-generic="system" style:font-pitch="variable"/>
    <style:font-face style:name="Roboto Light1" svg:font-family="'Roboto Light'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Roboto Light" fo:font-family="'Roboto Light'" style:font-family-generic="roman" style:font-pitch="variable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e1" style:family="table">
      <style:table-properties style:width="5.1979in" fo:margin-left="1.441in" fo:margin-top="0in" fo:margin-bottom="0in" table:align="left"/>
    </style:style>
    <style:style style:name="Table1.A" style:family="table-column">
      <style:table-column-properties style:column-width="3.6451in"/>
    </style:style>
    <style:style style:name="Table1.B" style:family="table-column">
      <style:table-column-properties style:column-width="1.5521in"/>
    </style:style>
    <style:style style:name="Table1.1" style:family="table-row">
      <style:table-row-properties style:min-row-height="0.3569in" fo:keep-together="auto"/>
    </style:style>
    <style:style style:name="Table1.A1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B1" style:family="table-cell">
      <style:table-cell-properties style:vertical-align="bottom" fo:padding-left="0.075in" fo:padding-right="0.075in" fo:padding-top="0in" fo:padding-bottom="0in" fo:border="0.5pt solid #000000"/>
    </style:style>
    <style:style style:name="Table1.2" style:family="table-row">
      <style:table-row-properties style:min-row-height="0.2653in" fo:keep-together="auto"/>
    </style:style>
    <style:style style:name="Table1.3" style:family="table-row">
      <style:table-row-properties style:min-row-height="0.3083in" fo:keep-together="auto"/>
    </style:style>
    <style:style style:name="MP1" style:family="paragraph" style:parent-style-name="Standard">
      <style:paragraph-properties fo:text-align="justify" style:justify-single-word="false" fo:orphans="0" fo:widows="0"/>
      <style:text-properties style:font-name="Roboto" style:font-name-asian="Roboto1" style:font-name-complex="Roboto1"/>
    </style:style>
    <style:style style:name="MP2" style:family="paragraph" style:parent-style-name="Standard">
      <style:paragraph-properties fo:margin-left="0.0984in" fo:margin-right="0.0236in" fo:line-height="108%" fo:text-align="justify" style:justify-single-word="false" fo:text-indent="0in" style:auto-text-indent="false"/>
    </style:style>
    <style:style style:name="MP3" style:family="paragraph" style:parent-style-name="Standard">
      <style:paragraph-properties fo:margin-left="0.0984in" fo:margin-right="0in" fo:line-height="108%" fo:text-align="justify" style:justify-single-word="false" fo:text-indent="0in" style:auto-text-indent="false"/>
    </style:style>
    <style:style style:name="MP4" style:family="paragraph" style:parent-style-name="Standard">
      <style:paragraph-properties fo:margin-left="0.0984in" fo:margin-right="0in" fo:line-height="108%" fo:text-indent="0in" style:auto-text-indent="false"/>
    </style:style>
    <style:style style:name="MP5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style:font-name="Roboto" fo:font-size="9pt" style:font-name-asian="Roboto1" style:font-size-asian="9pt" style:font-name-complex="Roboto1" style:font-size-complex="9pt"/>
    </style:style>
    <style:style style:name="MP6" style:family="paragraph" style:parent-style-name="Standard">
      <style:paragraph-properties fo:margin-left="0.0591in" fo:margin-right="0.0016in" fo:margin-top="0in" fo:margin-bottom="0.0783in" loext:contextual-spacing="false" fo:line-height="104%" fo:text-align="justify" style:justify-single-word="false" fo:text-indent="-0.0071in" style:auto-text-indent="false"/>
      <style:text-properties style:font-name="Verdana" fo:font-size="10pt" style:font-name-asian="Verdana1" style:font-size-asian="10pt" style:font-name-complex="Verdana1" style:font-size-complex="10pt"/>
    </style:style>
    <style:style style:name="MP7" style:family="paragraph" style:parent-style-name="Standard">
      <style:text-properties style:font-name="Lobster" style:font-name-asian="Lobster1" style:font-name-complex="Lobster1"/>
    </style:style>
    <style:style style:name="MT1" style:family="text">
      <style:text-properties style:font-name="Roboto" fo:font-size="12pt" style:font-name-asian="Roboto1" style:font-size-asian="12pt" style:font-name-complex="Roboto1" style:font-size-complex="12pt"/>
    </style:style>
    <style:style style:name="MT2" style:family="text">
      <style:text-properties style:font-name="Roboto" fo:font-size="10pt" style:font-name-asian="Roboto1" style:font-size-asian="10pt" style:font-name-complex="Roboto1" style:font-size-complex="10pt"/>
    </style:style>
    <style:style style:name="MT3" style:family="text">
      <style:text-properties style:font-name="Roboto" style:font-name-asian="Roboto1" style:font-name-complex="Roboto1"/>
    </style:style>
    <style:style style:name="MT4" style:family="tex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Mfr1" style:family="graphic" style:parent-style-name="Graphics">
      <style:graphic-properties fo:margin-left="0.1252in" fo:margin-right="0.1252in" fo:margin-top="0in" fo:margin-bottom="0in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5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1.jpg" text:anchor-type="char" svg:x="0.052in" svg:y="0.1457in" svg:width="1.1811in" svg:height="1.1075in" draw:z-index="0"><draw:image xlink:href="Pictures/10000000000000C8000000B993523972E99AF85E.jpg" xlink:type="simple" xlink:show="embed" xlink:actuate="onLoad" loext:mime-type="image/jpeg"/></draw:frame></text:p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MP2"><text:span text:style-name="MT1">I.E.S. MAR DE CÁDIZ </text:span><text:span text:style-name="MT2"><text:s/></text:span></text:p>
            </table:table-cell>
            <table:table-cell table:style-name="Table1.B1" table:number-rows-spanned="3" office:value-type="string">
              <text:p text:style-name="MP3"><draw:frame draw:style-name="Mfr2" draw:name="image2.png" text:anchor-type="as-char" svg:width="1.1492in" svg:height="0.8472in" draw:z-index="0"><draw:image xlink:href="Pictures/10000201000000FE000000D3FFCEC758F936DC96.png" xlink:type="simple" xlink:show="embed" xlink:actuate="onLoad" loext:mime-type="image/png"/></draw:frame><text:span text:style-name="MT2"><text:s/></text:span></text:p>
            </table:table-cell>
          </table:table-row>
          <table:table-row table:style-name="Table1.2">
            <table:table-cell table:style-name="Table1.A1" table:number-rows-spanned="2" office:value-type="string">
              <text:p text:style-name="MP4"><text:span text:style-name="MT3">ENSEÑANZA-APRENDIZAJE </text:span></text:p>
              <text:p text:style-name="MP4"><text:span text:style-name="MT3">DESARROLLO ENTORNO SERVIDOR </text:span></text:p>
            </table:table-cell>
            <table:covered-table-cell/>
          </table:table-row>
          <table:table-row table:style-name="Table1.3">
            <table:covered-table-cell/>
            <table:covered-table-cell/>
          </table:table-row>
        </table:table>
        <text:p text:style-name="MP3"><text:span text:style-name="MT4"><text:s/></text:span></text:p>
        <text:p text:style-name="MP6"/>
        <text:p text:style-name="MP7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2" meta:object-count="0" meta:page-count="1" meta:paragraph-count="36" meta:word-count="601" meta:character-count="3747" meta:non-whitespace-character-count="3186"/>
    <meta:generator>LibreOfficeDev/6.0.5.2$Linux_X86_64 LibreOffice_project/</meta:generator>
  </office:meta>
</office:document-meta>
</file>